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4.734cm"/>
    </style:style>
    <style:style style:name="co5" style:family="table-column">
      <style:table-column-properties fo:break-before="auto" style:column-width="21.839cm"/>
    </style:style>
    <style:style style:name="co6" style:family="table-column">
      <style:table-column-properties fo:break-before="auto" style:column-width="14.81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.844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Tasks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249" table:default-cell-style-name="ce2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Priority (1=highest)</text:p>
          </table:table-cell>
          <table:table-cell table:style-name="ce1" office:value-type="string">
            <text:p>Milestone (see MilesStones sheet)</text:p>
          </table:table-cell>
          <table:table-cell table:style-name="ce1" office:value-type="string">
            <text:p>Status (open, work, done)</text:p>
          </table:table-cell>
          <table:table-cell table:style-name="ce1" office:value-type="string">
            <text:p>Responsible (alex, mike)</text:p>
          </table:table-cell>
          <table:table-cell table:style-name="ce1" office:value-type="string">
            <text:p>Notes</text:p>
          </table:table-cell>
          <table:table-cell table:style-name="ce1" table:number-columns-repeated="249"/>
        </table:table-row>
        <table:table-row table:style-name="ro2">
          <table:table-cell office:value-type="string">
            <text:p>Integrate TestNotExecuted event in XML Report</text:p>
          </table:table-cell>
          <table:table-cell office:value-type="string">
            <text:p>XMLReport</text:p>
          </table:table-cell>
          <table:table-cell table:number-columns-repeated="254"/>
        </table:table-row>
        <table:table-row table:style-name="ro2">
          <table:table-cell office:value-type="string">
            <text:p>Ant Task</text:p>
          </table:table-cell>
          <table:table-cell table:number-columns-repeated="255"/>
        </table:table-row>
        <table:table-row table:style-name="ro3">
          <table:table-cell office:value-type="string">
            <text:p>Overview HTML Report with most important info</text:p>
          </table:table-cell>
          <table:table-cell office:value-type="string">
            <text:p>HTML Report</text:p>
          </table:table-cell>
          <table:table-cell table:number-columns-repeated="4"/>
          <table:table-cell office:value-type="string">
            <text:p>Infomation: </text:p>
            <text:p>- # mutations</text:p>
            <text:p>- mutations and ratio per class</text:p>
            <text:p>- class – test mapping</text:p>
            <text:p>Sorting:</text:p>
            <text:p>- untested classes</text:p>
            <text:p>- most complex classes</text:p>
            <text:p>- worst / best survivor ratio</text:p>
            <text:p/>
          </table:table-cell>
          <table:table-cell table:number-columns-repeated="249"/>
        </table:table-row>
        <table:table-row table:style-name="ro4">
          <table:table-cell office:value-type="string">
            <text:p>Class HTML Report with most important info</text:p>
          </table:table-cell>
          <table:table-cell office:value-type="string">
            <text:p>HTML Report</text:p>
          </table:table-cell>
          <table:table-cell table:number-columns-repeated="4"/>
          <table:table-cell office:value-type="string">
            <text:p>Annotated source code. Use tooltips for details. <text:a xlink:href="http://cross-browser.com/x/examples/tooltips3.html">http://cross-browser.com/x/examples/tooltips3.html</text:a></text:p>
          </table:table-cell>
          <table:table-cell table:number-columns-repeated="249"/>
        </table:table-row>
        <table:table-row table:style-name="ro2">
          <table:table-cell office:value-type="string">
            <text:p>Unit Test Coverage</text:p>
          </table:table-cell>
          <table:table-cell table:number-columns-repeated="255"/>
        </table:table-row>
        <table:table-row table:style-name="ro2">
          <table:table-cell office:value-type="string">
            <text:p>Test representative projects as example</text:p>
          </table:table-cell>
          <table:table-cell table:number-columns-repeated="255"/>
        </table:table-row>
        <table:table-row table:style-name="ro2">
          <table:table-cell office:value-type="string">
            <text:p>Compare Report HTML</text:p>
          </table:table-cell>
          <table:table-cell office:value-type="string">
            <text:p>HTML Report</text:p>
          </table:table-cell>
          <table:table-cell table:number-columns-repeated="4"/>
          <table:table-cell office:value-type="string">
            <text:p>Compare two reports of the same project. Visualize changes</text:p>
          </table:table-cell>
          <table:table-cell table:number-columns-repeated="249"/>
        </table:table-row>
        <table:table-row table:style-name="ro2">
          <table:table-cell office:value-type="string">
            <text:p>Test representative projects for hsitorical comparison</text:p>
          </table:table-cell>
          <table:table-cell table:number-columns-repeated="255"/>
        </table:table-row>
        <table:table-row table:style-name="ro2">
          <table:table-cell office:value-type="string">
            <text:p>Maven site Mojo for HTML reports</text:p>
          </table:table-cell>
          <table:table-cell office:value-type="string">
            <text:p>MavenPlugin</text:p>
          </table:table-cell>
          <table:table-cell table:number-columns-repeated="4"/>
          <table:table-cell office:value-type="string">
            <text:p>Integrate HTMl reports into site reports</text:p>
          </table:table-cell>
          <table:table-cell table:number-columns-repeated="249"/>
        </table:table-row>
        <table:table-row table:style-name="ro2">
          <table:table-cell office:value-type="string">
            <text:p>Framed report like in coverage tools and Xradar</text:p>
          </table:table-cell>
          <table:table-cell table:number-columns-repeated="255"/>
        </table:table-row>
        <table:table-row table:style-name="ro5">
          <table:table-cell office:value-type="string">
            <text:p>Chart – Distribution Profile</text:p>
          </table:table-cell>
          <table:table-cell office:value-type="string">
            <text:p>HTML Report</text:p>
          </table:table-cell>
          <table:table-cell table:number-columns-repeated="4"/>
          <table:table-cell office:value-type="string">
            <text:p>Distribution chart:</text:p>
            <text:p><text:s/>Axis: number / instance</text:p>
            <text:p><text:s/>Instances: classes per project / classes per package</text:p>
            <text:p><text:s/>Series: mutationRatio, Mutants, LinesOfCode</text:p>
            <text:p><text:s/>Statistics: mean, std dev., min/max</text:p>
          </table:table-cell>
          <table:table-cell table:number-columns-repeated="249"/>
        </table:table-row>
        <table:table-row table:style-name="ro4">
          <table:table-cell office:value-type="string">
            <text:p>Implement Test-Class AnnotationBasedMapping and use in sample projects</text:p>
          </table:table-cell>
          <table:table-cell office:value-type="string">
            <text:p>Runner</text:p>
          </table:table-cell>
          <table:table-cell table:number-columns-repeated="4"/>
          <table:table-cell office:value-type="string">
            <text:p>Annotation for class: testnames. Use in commons projects and check for better m-coverage results (compare with name-based mapping and write doc.)</text:p>
          </table:table-cell>
          <table:table-cell table:number-columns-repeated="249"/>
        </table:table-row>
        <table:table-row table:style-name="ro4">
          <table:table-cell office:value-type="string">
            <text:p>Support for inner classes. Annotation?</text:p>
          </table:table-cell>
          <table:table-cell office:value-type="string">
            <text:p>Runner, Report</text:p>
          </table:table-cell>
          <table:table-cell table:number-columns-repeated="254"/>
        </table:table-row>
        <table:table-row table:style-name="ro3">
          <table:table-cell office:value-type="string">
            <text:p>SuitableTestFinder Tool</text:p>
          </table:table-cell>
          <table:table-cell office:value-type="string">
            <text:p>Runner</text:p>
          </table:table-cell>
          <table:table-cell table:number-columns-repeated="4"/>
          <table:table-cell office:value-type="string">
            <text:p>Run a set of possible tests fro a class to find out, which tests are used for a class. </text:p>
            <text:p>- all tests of a package</text:p>
            <text:p>- all tests</text:p>
            <text:p>It is thought not to run the tests always, but run them once and identify the tests for a class. These tests can be configured (1. manually using annotation or 2. automatically using the report results to extract a tests cxonfiguration – similar to calibration module)</text:p>
            <text:p>THIS IS A POWER TOOL!</text:p>
            <text:p>Benefit: Find out which tests are relevant for a class automatically (slow) and use the results as feedback for future runs (faster)</text:p>
          </table:table-cell>
          <table:table-cell table:number-columns-repeated="249"/>
        </table:table-row>
        <table:table-row table:style-name="ro2">
          <table:table-cell office:value-type="string">
            <text:p>Integrate Report into Xradar</text:p>
          </table:table-cell>
          <table:table-cell office:value-type="string">
            <text:p>MavenPlugin</text:p>
          </table:table-cell>
          <table:table-cell table:number-columns-repeated="254"/>
        </table:table-row>
        <table:table-row table:style-name="ro6" table:number-rows-repeated="65519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MileStones" table:style-name="ta1" table:print="false"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253" table:default-cell-style-name="ce2"/>
        <table:table-row table:style-name="ro2">
          <table:table-cell table:style-name="ce1" office:value-type="string">
            <text:p>Milestone</text:p>
          </table:table-cell>
          <table:table-cell table:style-name="ce1" office:value-type="string">
            <text:p>Target Date</text:p>
          </table:table-cell>
          <table:table-cell table:style-name="ce1" office:value-type="string">
            <text:p>Topic / Intension. Main objectives and features</text:p>
          </table:table-cell>
          <table:table-cell table:style-name="ce1" table:number-columns-repeated="253"/>
        </table:table-row>
        <table:table-row table:style-name="ro2">
          <table:table-cell office:value-type="float" office:value="1">
            <text:p>1</text:p>
          </table:table-cell>
          <table:table-cell table:number-columns-repeated="255"/>
        </table:table-row>
        <table:table-row table:style-name="ro6" table:number-rows-repeated="65533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README" table:style-name="ta1" table:print="false">
        <table:table-column table:style-name="co6" table:default-cell-style-name="Default"/>
        <table:table-row table:style-name="ro6">
          <table:table-cell office:value-type="string">
            <text:p>Tasks sheet states the planned functionality and current status</text:p>
          </table:table-cell>
        </table:table-row>
        <table:table-row table:style-name="ro6">
          <table:table-cell office:value-type="string">
            <text:p>Milestones defines the major steps to achiv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7">07.05.2007</text:date>, <text:time>23:34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5-02T21:44:32</meta:creation-date>
    <dc:date>2007-05-07T23:34:36</dc:date>
    <dc:language>de-DE</dc:language>
    <meta:editing-cycles>20</meta:editing-cycles>
    <meta:editing-duration>P2DT19H35M57S</meta:editing-duration>
    <meta:user-defined meta:name="Info 1"/>
    <meta:user-defined meta:name="Info 2"/>
    <meta:user-defined meta:name="Info 3"/>
    <meta:user-defined meta:name="Info 4"/>
    <meta:document-statistic meta:table-count="3" meta:cell-count="45"/>
  </office:meta>
</office:document-meta>
</file>